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FD000000FDEA24C9EC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6.159cm" svg:y="0.26cm">
            <draw:object draw:notify-on-update-of-ranges="Sheet1.A1:Sheet1.A30 Sheet1.B1:Sheet1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row table:style-name="ro1">
          <table:table-cell table:style-name="ce1" office:value-type="date" office:date-value="2026-01-06" calcext:value-type="date">
            <text:p>06.01.26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table:style-name="ce1" table:formula="of:=[.A1]+1" office:value-type="date" office:date-value="2026-01-07" calcext:value-type="date">
            <text:p>07.01.26</text:p>
          </table:table-cell>
          <table:table-cell office:value-type="float" office:value="3143" calcext:value-type="float">
            <text:p>3143</text:p>
          </table:table-cell>
        </table:table-row>
        <table:table-row table:style-name="ro1">
          <table:table-cell table:style-name="ce1" table:formula="of:=[.A2]+1" office:value-type="date" office:date-value="2026-01-08" calcext:value-type="date">
            <text:p>08.01.26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table:style-name="ce1" table:formula="of:=[.A3]+1" office:value-type="date" office:date-value="2026-01-09" calcext:value-type="date">
            <text:p>09.01.26</text:p>
          </table:table-cell>
          <table:table-cell office:value-type="float" office:value="3369" calcext:value-type="float">
            <text:p>3369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1:25:10.940920403</meta:creation-date>
    <dc:date>2026-01-09T11:29:29.044807564</dc:date>
    <meta:editing-duration>PT4M21S</meta:editing-duration>
    <meta:editing-cycles>1</meta:editing-cycles>
    <meta:document-statistic meta:table-count="1" meta:cell-count="8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>
        <chart:symbol-image xlink:href="Pictures/2000000E000000FD000000FDEA24C9EC.svm"/>
      </style:chart-properties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1:Sheet1.B30" chart:data-source-has-labels="column" svg:x="0.32cm" svg:y="0.18cm" svg:width="15.36cm" svg:height="8.64cm">
          <chart:coordinate-region svg:x="1.313cm" svg:y="0.379cm" svg:width="13.705cm" svg:height="7.794cm"/>
          <chart:axis chart:dimension="x" chart:name="primary-x" chart:style-name="ch3" chartooo:axis-type="auto">
            <chartooo:date-scale/>
            <chart:categories table:cell-range-address="Sheet1.A1:Sheet1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B1:Sheet1.B30" chart:class="chart:line">
            <chart:regression-curve chart:style-name="ch7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46028">
                <text:p>46028</text:p>
                <draw:g>
                  <svg:desc>Sheet1.A1:Sheet1.A30</svg:desc>
                </draw:g>
              </table:table-cell>
              <table:table-cell office:value-type="float" office:value="3065">
                <text:p>3065</text:p>
                <draw:g>
                  <svg:desc>Sheet1.B1:Sheet1.B30</svg:desc>
                </draw:g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